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Helvetica Neue" svg:font-family="'Helvetica Neue'"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office:font-face-decls>
  <office:automatic-styles>
    <style:style style:name="P1" style:family="paragraph" style:parent-style-name="No_20_Spacing">
      <style:paragraph-properties fo:text-align="center" style:justify-single-word="false"/>
      <style:text-properties style:font-name="Helvetica Neue" fo:font-size="10pt" fo:font-weight="bold" style:font-size-asian="10pt" style:font-weight-asian="bold" style:font-name-complex="Calibri1" style:font-size-complex="10pt" style:font-weight-complex="bold"/>
    </style:style>
    <style:style style:name="P2" style:family="paragraph" style:parent-style-name="No_20_Spacing">
      <style:paragraph-properties fo:text-align="justify" style:justify-single-word="false"/>
      <style:text-properties style:font-name="Helvetica Neue" fo:font-size="10pt" fo:font-weight="bold" style:font-size-asian="10pt" style:font-weight-asian="bold" style:font-name-complex="Calibri1" style:font-size-complex="10pt" style:font-weight-complex="bold"/>
    </style:style>
    <style:style style:name="P3" style:family="paragraph" style:parent-style-name="No_20_Spacing">
      <style:paragraph-properties fo:text-align="justify" style:justify-single-word="false"/>
      <style:text-properties style:font-name="Helvetica Neue" fo:font-size="10pt" style:font-size-asian="10pt" style:font-name-complex="Calibri1" style:font-size-complex="10pt"/>
    </style:style>
    <style:style style:name="P4" style:family="paragraph" style:parent-style-name="No_20_Spacing" style:list-style-name="L1">
      <style:paragraph-properties fo:text-align="justify" style:justify-single-word="false"/>
      <style:text-properties officeooo:paragraph-rsid="0025f009"/>
    </style:style>
    <style:style style:name="P5" style:family="paragraph" style:parent-style-name="No_20_Spacing" style:list-style-name="L1">
      <style:paragraph-properties fo:text-align="left" style:justify-single-word="false"/>
      <style:text-properties style:font-name="Helvetica Neue" fo:font-size="10pt" officeooo:rsid="0025f009" officeooo:paragraph-rsid="0025f009" style:font-size-asian="10pt" style:font-size-complex="10pt"/>
    </style:style>
    <style:style style:name="P6" style:family="paragraph" style:parent-style-name="No_20_Spacing" style:list-style-name="L2">
      <style:paragraph-properties fo:text-align="justify" style:justify-single-word="false"/>
    </style:style>
    <style:style style:name="P7" style:family="paragraph" style:parent-style-name="No_20_Spacing" style:list-style-name="L3">
      <style:paragraph-properties fo:text-align="justify" style:justify-single-word="false"/>
      <style:text-properties style:font-name="Helvetica Neue" fo:font-size="10pt" style:font-size-asian="10pt" style:font-name-complex="Calibri1" style:font-size-complex="10pt"/>
    </style:style>
    <style:style style:name="P8" style:family="paragraph" style:parent-style-name="No_20_Spacing" style:list-style-name="L3">
      <style:paragraph-properties fo:text-align="justify" style:justify-single-word="false"/>
      <style:text-properties style:font-name="Helvetica Neue" fo:font-size="10pt" officeooo:paragraph-rsid="0025f009" style:font-size-asian="10pt" style:font-name-complex="Calibri1" style:font-size-complex="10pt"/>
    </style:style>
    <style:style style:name="P9" style:family="paragraph" style:parent-style-name="No_20_Spacing">
      <style:paragraph-properties fo:text-align="justify" style:justify-single-word="false"/>
      <style:text-properties style:font-name="Helvetica Neue" fo:font-size="10pt" fo:font-weight="bold" officeooo:rsid="003c52be" officeooo:paragraph-rsid="003c52be" style:font-size-asian="10pt" style:font-weight-asian="bold" style:font-name-complex="Calibri1" style:font-size-complex="10pt" style:font-weight-complex="bold"/>
    </style:style>
    <style:style style:name="P10" style:family="paragraph" style:parent-style-name="No_20_Spacing" style:list-style-name="L4">
      <style:paragraph-properties fo:text-align="justify" style:justify-single-word="false"/>
      <style:text-properties style:font-name="Helvetica Neue" fo:font-size="10pt" fo:font-weight="normal" officeooo:rsid="003c52be" officeooo:paragraph-rsid="003c52be" style:font-size-asian="10pt" style:font-weight-asian="normal" style:font-name-complex="Calibri1" style:font-size-complex="10pt" style:font-weight-complex="normal"/>
    </style:style>
    <style:style style:name="P11" style:family="paragraph" style:parent-style-name="No_20_Spacing">
      <style:paragraph-properties fo:text-align="justify" style:justify-single-word="false"/>
      <style:text-properties style:font-name="Helvetica Neue" fo:font-size="10pt" officeooo:paragraph-rsid="00134f98" style:font-size-asian="10pt" style:font-size-complex="10pt"/>
    </style:style>
    <style:style style:name="P12" style:family="paragraph" style:parent-style-name="No_20_Spacing">
      <style:paragraph-properties fo:text-align="justify" style:justify-single-word="false"/>
      <style:text-properties style:font-name="Helvetica Neue" fo:font-size="10pt" fo:font-weight="bold" officeooo:rsid="00134f98" officeooo:paragraph-rsid="00134f98" style:font-size-asian="10pt" style:font-weight-asian="bold" style:font-size-complex="10pt" style:font-weight-complex="bold"/>
    </style:style>
    <style:style style:name="P13" style:family="paragraph" style:parent-style-name="No_20_Spacing">
      <style:paragraph-properties fo:text-align="justify" style:justify-single-word="false"/>
      <style:text-properties style:font-name="Helvetica Neue" fo:font-size="10pt" fo:font-weight="bold" officeooo:rsid="00134f98" officeooo:paragraph-rsid="00272873" style:font-size-asian="10pt" style:font-weight-asian="bold" style:font-size-complex="10pt" style:font-weight-complex="bold"/>
    </style:style>
    <style:style style:name="P14" style:family="paragraph" style:parent-style-name="No_20_Spacing">
      <style:paragraph-properties fo:text-align="right" style:justify-single-word="false"/>
      <style:text-properties style:font-name="Helvetica Neue" fo:font-size="10pt" fo:font-weight="bold" officeooo:rsid="00134f98" officeooo:paragraph-rsid="00272873" style:font-size-asian="10pt" style:font-weight-asian="bold" style:font-size-complex="10pt" style:font-weight-complex="bold"/>
    </style:style>
    <style:style style:name="P15" style:family="paragraph" style:parent-style-name="No_20_Spacing">
      <style:paragraph-properties fo:text-align="justify" style:justify-single-word="false"/>
      <style:text-properties style:font-name="Helvetica Neue" fo:font-size="10pt" officeooo:paragraph-rsid="00272873" style:font-size-asian="10pt" style:font-name-complex="Calibri1" style:font-size-complex="10pt"/>
    </style:style>
    <style:style style:name="P16" style:family="paragraph" style:parent-style-name="No_20_Spacing" style:list-style-name="L5">
      <style:paragraph-properties fo:text-align="justify" style:justify-single-word="false"/>
      <style:text-properties style:font-name="Helvetica Neue" fo:font-size="10pt" officeooo:paragraph-rsid="00293f96" style:font-size-asian="10pt" style:font-name-complex="Calibri1" style:font-size-complex="10pt"/>
    </style:style>
    <style:style style:name="P17" style:family="paragraph" style:parent-style-name="No_20_Spacing" style:list-style-name="L5">
      <style:paragraph-properties fo:text-align="justify" style:justify-single-word="false"/>
      <style:text-properties style:font-name="Helvetica Neue" fo:font-size="10pt" officeooo:rsid="00293f96" officeooo:paragraph-rsid="00293f96" style:font-size-asian="10pt" style:font-name-complex="Calibri1" style:font-size-complex="10pt"/>
    </style:style>
    <style:style style:name="P18" style:family="paragraph" style:parent-style-name="No_20_Spacing" style:list-style-name="L5">
      <style:paragraph-properties fo:text-align="justify" style:justify-single-word="false"/>
      <style:text-properties style:font-name="Helvetica Neue" fo:font-size="10pt" officeooo:rsid="002b72a5" officeooo:paragraph-rsid="002b72a5" style:font-size-asian="10pt" style:font-name-complex="Calibri1" style:font-size-complex="10pt"/>
    </style:style>
    <style:style style:name="P19" style:family="paragraph" style:parent-style-name="No_20_Spacing" style:list-style-name="L5">
      <style:paragraph-properties fo:text-align="justify" style:justify-single-word="false"/>
      <style:text-properties style:font-name="Helvetica Neue" fo:font-size="10pt" officeooo:paragraph-rsid="00272873" style:font-size-asian="10pt" style:font-name-complex="Calibri1" style:font-size-complex="10pt"/>
    </style:style>
    <style:style style:name="P20" style:family="paragraph" style:parent-style-name="No_20_Spacing" style:list-style-name="L5">
      <style:paragraph-properties fo:text-align="justify" style:justify-single-word="false"/>
      <style:text-properties style:font-name="Helvetica Neue" fo:font-size="10pt" officeooo:paragraph-rsid="00272873" style:font-size-asian="10pt" style:font-size-complex="10pt"/>
    </style:style>
    <style:style style:name="P21" style:family="paragraph" style:parent-style-name="No_20_Spacing">
      <style:paragraph-properties fo:text-align="justify" style:justify-single-word="false"/>
      <style:text-properties style:font-name="Helvetica Neue" fo:font-size="10pt" fo:font-weight="bold" officeooo:rsid="00134f98" officeooo:paragraph-rsid="0019f30a" style:font-size-asian="10pt" style:font-weight-asian="bold" style:font-size-complex="10pt" style:font-weight-complex="bold"/>
    </style:style>
    <style:style style:name="P22" style:family="paragraph" style:parent-style-name="No_20_Spacing">
      <style:paragraph-properties fo:text-align="right" style:justify-single-word="false"/>
      <style:text-properties style:font-name="Helvetica Neue" fo:font-size="10pt" fo:font-weight="bold" officeooo:rsid="00134f98" officeooo:paragraph-rsid="0019f30a" style:font-size-asian="10pt" style:font-weight-asian="bold" style:font-size-complex="10pt" style:font-weight-complex="bold"/>
    </style:style>
    <style:style style:name="P23" style:family="paragraph" style:parent-style-name="No_20_Spacing">
      <style:paragraph-properties fo:text-align="justify" style:justify-single-word="false"/>
      <style:text-properties style:font-name="Helvetica Neue" fo:font-size="10pt" officeooo:paragraph-rsid="00259832" style:font-size-asian="10pt" style:font-name-complex="Calibri1" style:font-size-complex="10pt"/>
    </style:style>
    <style:style style:name="P24" style:family="paragraph" style:parent-style-name="No_20_Spacing" style:list-style-name="L5">
      <style:paragraph-properties fo:text-align="justify" style:justify-single-word="false"/>
      <style:text-properties style:font-name="Helvetica Neue" fo:font-size="10pt" officeooo:paragraph-rsid="00259832" style:font-size-asian="10pt" style:font-name-complex="Calibri1" style:font-size-complex="10pt"/>
    </style:style>
    <style:style style:name="P25" style:family="paragraph" style:parent-style-name="No_20_Spacing" style:list-style-name="L5">
      <style:paragraph-properties fo:text-align="justify" style:justify-single-word="false"/>
      <style:text-properties style:font-name="Helvetica Neue" fo:font-size="10pt" style:font-size-asian="10pt" style:font-name-complex="Calibri1" style:font-size-complex="10pt"/>
    </style:style>
    <style:style style:name="P26" style:family="paragraph" style:parent-style-name="No_20_Spacing" style:list-style-name="L5">
      <style:paragraph-properties fo:text-align="justify" style:justify-single-word="false"/>
      <style:text-properties style:font-name="Helvetica Neue" fo:font-size="10pt" style:font-size-asian="10pt" style:font-size-complex="10pt"/>
    </style:style>
    <style:style style:name="P27" style:family="paragraph" style:parent-style-name="No_20_Spacing">
      <style:paragraph-properties fo:text-align="left" style:justify-single-word="false"/>
      <style:text-properties style:font-name="Helvetica Neue" fo:font-size="10pt" officeooo:paragraph-rsid="00134f98" style:font-size-asian="10pt" style:font-size-complex="10pt"/>
    </style:style>
    <style:style style:name="P28" style:family="paragraph" style:parent-style-name="No_20_Spacing">
      <style:paragraph-properties fo:text-align="right" style:justify-single-word="false"/>
      <style:text-properties style:font-name="Helvetica Neue" fo:font-size="10pt" fo:font-weight="bold" officeooo:paragraph-rsid="00134f98" style:font-size-asian="10pt" style:font-weight-asian="bold" style:font-name-complex="Calibri1" style:font-size-complex="10pt" style:font-weight-complex="bold"/>
    </style:style>
    <style:style style:name="P29" style:family="paragraph" style:parent-style-name="No_20_Spacing" style:list-style-name="L6">
      <style:paragraph-properties fo:text-align="justify" style:justify-single-word="false"/>
      <style:text-properties style:font-name="Helvetica Neue" fo:font-size="10pt" style:font-size-asian="10pt" style:font-name-complex="Calibri1" style:font-size-complex="10pt"/>
    </style:style>
    <style:style style:name="P30" style:family="paragraph" style:parent-style-name="No_20_Spacing" style:list-style-name="L7">
      <style:paragraph-properties fo:text-align="justify" style:justify-single-word="false"/>
      <style:text-properties style:font-name="Helvetica Neue" fo:font-size="10pt" style:font-size-asian="10pt" style:font-name-complex="Calibri1" style:font-size-complex="10pt"/>
    </style:style>
    <style:style style:name="P31" style:family="paragraph" style:parent-style-name="No_20_Spacing">
      <style:paragraph-properties fo:text-align="justify" style:justify-single-word="false"/>
      <style:text-properties style:font-name="Helvetica Neue" fo:font-size="10pt" fo:font-weight="bold" officeooo:paragraph-rsid="00134f98" style:font-size-asian="10pt" style:font-weight-asian="bold" style:font-name-complex="Calibri1" style:font-size-complex="10pt" style:font-weight-complex="bold"/>
    </style:style>
    <style:style style:name="P32" style:family="paragraph" style:parent-style-name="No_20_Spacing" style:list-style-name="L8">
      <style:paragraph-properties fo:text-align="justify" style:justify-single-word="false"/>
      <style:text-properties style:font-name="Helvetica Neue" fo:font-size="10pt" style:font-size-asian="10pt" style:font-name-complex="Calibri1" style:font-size-complex="10pt"/>
    </style:style>
    <style:style style:name="P33" style:family="paragraph" style:parent-style-name="No_20_Spacing" style:list-style-name="L9">
      <style:paragraph-properties fo:text-align="justify" style:justify-single-word="false"/>
      <style:text-properties style:font-name="Helvetica Neue" fo:font-size="10pt" style:font-size-asian="10pt" style:font-name-complex="Calibri1" style:font-size-complex="10pt"/>
    </style:style>
    <style:style style:name="P34" style:family="paragraph" style:parent-style-name="No_20_Spacing" style:list-style-name="L10">
      <style:paragraph-properties fo:text-align="justify" style:justify-single-word="false"/>
      <style:text-properties style:font-name="Helvetica Neue" fo:font-size="10pt" style:font-size-asian="10pt" style:font-name-complex="Calibri1" style:font-size-complex="10pt"/>
    </style:style>
    <style:style style:name="P35" style:family="paragraph" style:parent-style-name="No_20_Spacing" style:list-style-name="L11">
      <style:paragraph-properties fo:text-align="justify" style:justify-single-word="false"/>
      <style:text-properties style:font-name="Helvetica Neue" fo:font-size="10pt" style:font-size-asian="10pt" style:font-name-complex="Calibri1" style:font-size-complex="10pt"/>
    </style:style>
    <style:style style:name="P36" style:family="paragraph" style:parent-style-name="No_20_Spacing" style:list-style-name="L12">
      <style:paragraph-properties fo:text-align="justify" style:justify-single-word="false"/>
      <style:text-properties style:font-name="Helvetica Neue" fo:font-size="10pt" style:font-size-asian="10pt" style:font-name-complex="Calibri1" style:font-size-complex="10pt"/>
    </style:style>
    <style:style style:name="P37" style:family="paragraph" style:parent-style-name="No_20_Spacing" style:list-style-name="L13">
      <style:paragraph-properties fo:text-align="justify" style:justify-single-word="false"/>
      <style:text-properties style:font-name="Helvetica Neue" fo:font-size="10pt" style:font-size-asian="10pt" style:font-name-complex="Calibri1" style:font-size-complex="10pt"/>
    </style:style>
    <style:style style:name="P38" style:family="paragraph" style:parent-style-name="No_20_Spacing">
      <style:paragraph-properties fo:text-align="justify" style:justify-single-word="false"/>
      <style:text-properties style:font-name="Helvetica Neue" fo:font-size="10pt" fo:font-weight="bold" officeooo:rsid="00134f98" officeooo:paragraph-rsid="00134f98" style:font-size-asian="10pt" style:font-weight-asian="bold" style:font-name-complex="Calibri1" style:font-size-complex="10pt" style:font-weight-complex="bold"/>
    </style:style>
    <style:style style:name="P39" style:family="paragraph" style:parent-style-name="No_20_Spacing" style:list-style-name="L14">
      <style:paragraph-properties fo:text-align="justify" style:justify-single-word="false"/>
      <style:text-properties style:font-name="Helvetica Neue" fo:font-size="10pt" style:font-size-asian="10pt" style:font-name-complex="Calibri1" style:font-size-complex="10pt"/>
    </style:style>
    <style:style style:name="P40" style:family="paragraph" style:parent-style-name="No_20_Spacing" style:list-style-name="L15">
      <style:paragraph-properties fo:text-align="justify" style:justify-single-word="false"/>
      <style:text-properties style:font-name="Helvetica Neue" fo:font-size="10pt" style:font-size-asian="10pt" style:font-size-complex="10pt"/>
    </style:style>
    <style:style style:name="P41" style:family="paragraph" style:parent-style-name="No_20_Spacing" style:list-style-name="L15">
      <style:paragraph-properties fo:text-align="justify" style:justify-single-word="false"/>
      <style:text-properties style:font-name="Helvetica Neue" fo:font-size="10pt" style:font-size-asian="10pt" style:font-name-complex="Calibri1" style:font-size-complex="10pt"/>
    </style:style>
    <style:style style:name="P42" style:family="paragraph" style:parent-style-name="No_20_Spacing" style:list-style-name="L16">
      <style:paragraph-properties fo:text-align="justify" style:justify-single-word="false"/>
      <style:text-properties style:font-name="Helvetica Neue" fo:font-size="10pt" style:font-size-asian="10pt" style:font-name-complex="Calibri1" style:font-size-complex="10pt"/>
    </style:style>
    <style:style style:name="P43" style:family="paragraph" style:parent-style-name="No_20_Spacing" style:list-style-name="L17">
      <style:paragraph-properties fo:text-align="justify" style:justify-single-word="false"/>
      <style:text-properties style:font-name="Helvetica Neue" fo:font-size="10pt" style:font-size-asian="10pt" style:font-name-complex="Calibri1" style:font-size-complex="10pt"/>
    </style:style>
    <style:style style:name="P44" style:family="paragraph" style:parent-style-name="No_20_Spacing" style:list-style-name="L18">
      <style:paragraph-properties fo:text-align="justify" style:justify-single-word="false"/>
      <style:text-properties style:font-name="Helvetica Neue" fo:font-size="10pt" style:font-size-asian="10pt" style:font-name-complex="Calibri1" style:font-size-complex="10pt"/>
    </style:style>
    <style:style style:name="P45" style:family="paragraph" style:parent-style-name="No_20_Spacing" style:list-style-name="L19">
      <style:paragraph-properties fo:text-align="justify" style:justify-single-word="false"/>
      <style:text-properties style:font-name="Helvetica Neue" fo:font-size="10pt" style:font-size-asian="10pt" style:font-name-complex="Calibri1" style:font-size-complex="10pt"/>
    </style:style>
    <style:style style:name="T1" style:family="text">
      <style:text-properties officeooo:rsid="00374478"/>
    </style:style>
    <style:style style:name="T2" style:family="text">
      <style:text-properties officeooo:rsid="003be58d"/>
    </style:style>
    <style:style style:name="T3" style:family="text">
      <style:text-properties officeooo:rsid="0038a965"/>
    </style:style>
    <style:style style:name="T4" style:family="text">
      <style:text-properties officeooo:rsid="003c52be"/>
    </style:style>
    <style:style style:name="T5" style:family="text">
      <style:text-properties officeooo:rsid="002d40d2"/>
    </style:style>
    <style:style style:name="T6" style:family="text">
      <style:text-properties style:font-name="Helvetica Neue" fo:font-size="10pt" officeooo:rsid="00355791" style:font-size-asian="10pt" style:font-name-complex="Calibri1" style:font-size-complex="10pt"/>
    </style:style>
    <style:style style:name="T7" style:family="text">
      <style:text-properties style:font-name="Helvetica Neue" fo:font-size="10pt" style:font-size-asian="10pt" style:font-name-complex="Calibri1" style:font-size-complex="10pt"/>
    </style:style>
    <style:style style:name="T8" style:family="text">
      <style:text-properties style:font-name="Helvetica Neue" fo:font-size="9pt" fo:font-style="italic" style:text-underline-style="none" style:font-size-asian="9pt" style:font-style-asian="italic" style:font-name-complex="Calibri1" style:font-size-complex="9pt" style:font-style-complex="italic"/>
    </style:style>
    <style:style style:name="T9" style:family="text">
      <style:text-properties style:font-name-complex="Calibri1"/>
    </style:style>
    <style:style style:name="T10" style:family="text">
      <style:text-properties officeooo:rsid="0030d17e" style:font-name-complex="Calibri1"/>
    </style:style>
    <style:style style:name="T11" style:family="text">
      <style:text-properties fo:font-weight="bold" officeooo:rsid="00134f98" style:font-weight-asian="bold" style:font-weight-complex="bold"/>
    </style:style>
    <style:style style:name="T12" style:family="text">
      <style:text-properties officeooo:rsid="00272873"/>
    </style:style>
    <style:style style:name="T13" style:family="text">
      <style:text-properties officeooo:rsid="0033e7c2"/>
    </style:style>
    <style:style style:name="T14" style:family="text">
      <style:text-properties fo:language="en" fo:country="US" style:letter-kerning="true" style:font-name-asian="Aptos1" style:language-asian="en" style:country-asian="US" style:font-name-complex="Calibri1" style:language-complex="ar" style:country-complex="SA"/>
    </style:style>
    <style:style style:name="T15" style:family="text">
      <style:text-properties fo:language="en" fo:country="US" officeooo:rsid="002c3f76" style:letter-kerning="true" style:font-name-asian="Aptos1" style:language-asian="en" style:country-asian="US" style:font-name-complex="Calibri1" style:language-complex="ar" style:country-complex="SA"/>
    </style:style>
    <style:style style:name="T16" style:family="text">
      <style:text-properties fo:language="en" fo:country="US" officeooo:rsid="00371465" style:letter-kerning="true" style:font-name-asian="Aptos1" style:language-asian="en" style:country-asian="US" style:font-name-complex="Calibri1" style:language-complex="ar" style:country-complex="SA"/>
    </style:style>
    <style:style style:name="T17" style:family="text">
      <style:text-properties fo:language="en" fo:country="US" officeooo:rsid="00272873" style:letter-kerning="true" style:font-name-asian="Aptos1" style:language-asian="en" style:country-asian="US" style:font-name-complex="Calibri1" style:language-complex="ar" style:country-complex="SA"/>
    </style:style>
    <style:style style:name="T18" style:family="text">
      <style:text-properties fo:font-weight="bold" style:font-weight-asian="bold" style:font-weight-complex="bold"/>
    </style:style>
    <style:style style:name="T19" style:family="text">
      <style:text-properties fo:font-weight="bold" officeooo:rsid="00259832" style:font-weight-asian="bold" style:font-weight-complex="bold"/>
    </style:style>
    <style:style style:name="T20" style:family="text">
      <style:text-properties officeooo:rsid="00293f96"/>
    </style:style>
    <style:style style:name="T21" style:family="text">
      <style:text-properties fo:font-style="italic" style:font-style-asian="italic" style:font-style-complex="italic"/>
    </style:style>
    <style:style style:name="T22" style:family="text">
      <style:text-properties fo:font-style="italic" officeooo:rsid="002ab8d2" style:font-style-asian="italic" style:font-style-complex="italic"/>
    </style:style>
    <style:style style:name="T23" style:family="text">
      <style:text-properties fo:font-style="italic" officeooo:rsid="002b72a5" style:font-style-asian="italic" style:font-style-complex="italic"/>
    </style:style>
    <style:style style:name="T24" style:family="text">
      <style:text-properties officeooo:rsid="002b72a5"/>
    </style:style>
    <style:style style:name="T25" style:family="text">
      <style:text-properties officeooo:rsid="002770c9"/>
    </style:style>
    <style:style style:name="T26" style:family="text">
      <style:text-properties officeooo:rsid="00272873" style:font-name-complex="Calibri1"/>
    </style:style>
    <style:style style:name="T27" style:family="text">
      <style:text-properties officeooo:rsid="00134f98" style:font-name-complex="Calibri1"/>
    </style:style>
    <style:style style:name="T28" style:family="text">
      <style:text-properties fo:font-weight="bold" style:font-weight-asian="bold" style:font-name-complex="Calibri1" style:font-weight-complex="bold"/>
    </style:style>
    <style:style style:name="T29" style:family="text">
      <style:text-properties fo:font-weight="bold" officeooo:rsid="001d0b66" style:font-weight-asian="bold" style:font-name-complex="Calibri1" style:font-weight-complex="bold"/>
    </style:style>
    <style:style style:name="T30" style:family="text">
      <style:text-properties fo:font-weight="bold" officeooo:rsid="001b9235" style:font-weight-asian="bold" style:font-name-complex="Calibri1" style:font-weight-complex="bold"/>
    </style:style>
    <style:style style:name="T31" style:family="text">
      <style:text-properties fo:font-weight="bold" officeooo:rsid="00134f98" style:font-weight-asian="bold" style:font-name-complex="Calibri1" style:font-weight-complex="bold"/>
    </style:style>
    <style:style style:name="T32" style:family="text">
      <style:text-properties officeooo:rsid="0016035e" style:font-name-complex="Calibri1"/>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ffany Timbric</text:p>
      <text:p text:style-name="P1"><text:span text:style-name="T1">Westminster</text:span>, Colorado 80023</text:p>
      <text:p text:style-name="P2">Summary</text:p>
      <text:p text:style-name="P3">Senior enterprise backend software developer passionate about code, both functional and imperative: I write mission-critical system backends across many domains, financial, transportation, telecommunications, e-commerce, defense, etc. I started at Sun Microsystems, Inc. assisting their top clients in implementation of JEE patterns with code quality. More recently I used AWS, Serverless, Spring, Network Bulkheads, Java Optional, Reactive eXtensions, NoSQL to design and author reliable Java systems deployed on AWS, <text:span text:style-name="T2">DevOps</text:span>.</text:p>
      <text:p text:style-name="P3"/>
      <text:p text:style-name="P2">Skills / Experience</text:p>
      <text:p text:style-name="P3">Java <text:span text:style-name="T3">[</text:span><text:span text:style-name="T4">15+</text:span><text:span text:style-name="T3"> yrs]</text:span>, Kotlin, Scala <text:span text:style-name="T4">[2+ yrs]</text:span>, Bash + Linux (Postman, Curl, jq, tmux), Spring Boot (REST, JSON), AWS <text:span text:style-name="T3">[15</text:span><text:span text:style-name="T4">+</text:span><text:span text:style-name="T3"> yrs]</text:span> (S3, SQS, Lambda, Pipelines, EC2), Reactive eXtensions (RxJava), Bulkheads (Hystrix), JEE Design Patterns, Microservices, ETL, SQL (Oracle, PostgreSQL, Maria/MySQL), NoSQL (Cassandra, Mongo<text:span text:style-name="T5">DB</text:span>), Messaging (<text:span text:style-name="T5">Kafka, </text:span>JMS, SQS, Rabbit, Active MQ), TDD (JUnit, Mockito, Wiremock, Gerkin, Cucumber), Encryption (SSH, H2-MAC, NTRU, XOR), RPC TCP UDP Networking (Wireshark, Protobuf, <text:span text:style-name="T5">gRPC, Redis</text:span>, Finagle, Wireshark, RMI, CORBA), Git, BDD, DDD, GitHub, Bitbucket, Nexus, Artifactory, Multi-factor Auth (OAUTH), Single Sign On, OSGi, <text:span text:style-name="T3">Gitlab</text:span>, Jenkins, Bamboo, Atlassian Tools, …</text:p>
      <text:p text:style-name="P3"/>
      <text:p text:style-name="P2">Software Architecture</text:p>
      <text:list text:style-name="L1">
        <text:list-item>
          <text:p text:style-name="P4"><text:span text:style-name="T6">Enterprise Architecture – Modeling &amp; Design</text:span><text:span text:style-name="T7">: </text:span><text:a xlink:type="simple" xlink:href="https://sparxsystems.com/" text:style-name="Internet_20_link" text:visited-style-name="Visited_20_Internet_20_Link"><text:span text:style-name="T8">https://sparxsystems.com</text:span></text:a></text:p>
        </text:list-item>
        <text:list-item>
          <text:p text:style-name="P5">Hexagonal Architecture <text:span text:style-name="T9">– </text:span><text:span text:style-name="T10">In Adapters → </text:span><text:span text:style-name="T9">In </text:span><text:span text:style-name="T10">Ports</text:span><text:span text:style-name="T9"> | Service → Out Port | Out Adapter</text:span><text:span text:style-name="T10">s</text:span></text:p>
        </text:list-item>
      </text:list>
      <text:p text:style-name="P3"/>
      <text:p text:style-name="P2">Code Examples</text:p>
      <text:list text:style-name="L2">
        <text:list-item>
          <text:p text:style-name="P6"><text:span text:style-name="T7">Finite State Machine: </text:span><text:a xlink:type="simple" xlink:href="https://github.com/chadwickboggs/fsm" text:style-name="Internet_20_link" text:visited-style-name="Visited_20_Internet_20_Link"><text:span text:style-name="Internet_20_link"><text:span text:style-name="T8">https://github.com/chadwickboggs/fsm</text:span></text:span></text:a></text:p>
        </text:list-item>
        <text:list-item>
          <text:p text:style-name="P6"><text:span text:style-name="T7">Cryptography: </text:span><text:a xlink:type="simple" xlink:href="https://github.com/chadwickboggs/crypto" text:style-name="Internet_20_link" text:visited-style-name="Visited_20_Internet_20_Link"><text:span text:style-name="Internet_20_link"><text:span text:style-name="T8">https://github.com/chadwickboggs/crypto</text:span></text:span></text:a></text:p>
        </text:list-item>
        <text:list-item>
          <text:p text:style-name="P6"><text:span text:style-name="T7">Spring Boot: </text:span><text:a xlink:type="simple" xlink:href="https://github.com/chadwickboggs/xchange" text:style-name="Internet_20_link" text:visited-style-name="Visited_20_Internet_20_Link"><text:span text:style-name="Internet_20_link"><text:span text:style-name="T8">https://github.com/chadwickboggs/xchange</text:span></text:span></text:a></text:p>
        </text:list-item>
      </text:list>
      <text:p text:style-name="P3"/>
      <text:p text:style-name="P2">Education, Certifications, Patents</text:p>
      <text:list text:style-name="L3">
        <text:list-item>
          <text:p text:style-name="P7">Bachelor of Science, Computer Science, University of Colorado, 1998</text:p>
        </text:list-item>
        <text:list-item>
          <text:p text:style-name="P8">Electrical Engineering, U.S.M.A. at West Point (attended)</text:p>
        </text:list-item>
        <text:list-item>
          <text:p text:style-name="P7">Sun Certified Java Developer, Sun Certified Java Programmer</text:p>
        </text:list-item>
        <text:list-item>
          <text:p text:style-name="P7">AWS Certified Developer (in progress)</text:p>
        </text:list-item>
        <text:list-item>
          <text:p text:style-name="P7">Patent: #6907423 (Search engine interface and method of controlling client searches)</text:p>
        </text:list-item>
      </text:list>
      <text:p text:style-name="P3"/>
      <text:p text:style-name="P9">Training:</text:p>
      <text:list text:style-name="L4">
        <text:list-item>
          <text:p text:style-name="P10">Scala [2+ yrs] (courses by Martin Odersky)</text:p>
        </text:list-item>
        <text:list-item>
          <text:p text:style-name="P10">Python [2+ yrs]</text:p>
        </text:list-item>
        <text:list-item>
          <text:p text:style-name="P10">Kotlin [2+ yrs]</text:p>
        </text:list-item>
      </text:list>
      <text:p text:style-name="P3"/>
      <text:p text:style-name="P11"><text:span text:style-name="T11"/></text:p>
      <text:p text:style-name="P12">Professional Experience</text:p>
      <text:p text:style-name="P13"/>
      <text:section text:style-name="Sect1" text:name="Section16">
        <text:p text:style-name="P13"><text:span text:style-name="T12">Marriott International</text:span>, Denver, CO</text:p>
        <text:p text:style-name="P14"><text:span text:style-name="T12">1</text:span>2/202<text:span text:style-name="T13">4</text:span> <text:span text:style-name="T14">– </text:span><text:span text:style-name="T15">1</text:span><text:span text:style-name="T16">1</text:span><text:span text:style-name="T14">/202</text:span><text:span text:style-name="T17">5</text:span></text:p>
      </text:section>
      <text:p text:style-name="P15"><text:span text:style-name="T18">Senior Software </text:span><text:span text:style-name="T19">Developer</text:span></text:p>
      <text:list text:style-name="L5">
        <text:list-item>
          <text:p text:style-name="P16"><text:span text:style-name="T12">Platform Core team member. <text:s/>A</text:span>uthor of their <text:span text:style-name="T12">Universal StarterKit </text:span><text:span text:style-name="T20">application generator:</text:span></text:p>
          <text:list>
            <text:list-item>
              <text:p text:style-name="P17">Inbound Adapters: <text:span text:style-name="T21">REST, Kakfa Subcriber, </text:span><text:span text:style-name="T22">GraphQL</text:span><text:span text:style-name="T21">, </text:span><text:span text:style-name="T22">gRPC</text:span></text:p>
            </text:list-item>
            <text:list-item>
              <text:p text:style-name="P17">Outbound Adapters: <text:span text:style-name="T21">REST, Streaming REST, Kakfa Publisher, </text:span><text:span text:style-name="T23">GraphQL</text:span><text:span text:style-name="T21">, Elasticache (Redis), MongoDB, PostgreSQL</text:span></text:p>
            </text:list-item>
          </text:list>
        </text:list-item>
        <text:list-item>
          <text:p text:style-name="P17">Author their Hexagonal Architecture Sample Application.</text:p>
        </text:list-item>
        <text:list-item>
          <text:p text:style-name="P18">Author of their Platform Cache Library:</text:p>
          <text:list>
            <text:list-item>
              <text:p text:style-name="P18">Strategies: <text:span text:style-name="T21">Cache-Aside, Read-Through, Write-Around, Write-Back, Write-Through</text:span></text:p>
            </text:list-item>
            <text:list-item>
              <text:p text:style-name="P18">Eviction Policies: <text:span text:style-name="T21">LRU, LFU, TTL</text:span></text:p>
            </text:list-item>
            <text:list-item>
              <text:p text:style-name="P18">Levels: <text:span text:style-name="T21">1 (memory), 2 (remote/distributed)</text:span></text:p>
            </text:list-item>
            <text:list-item>
              <text:p text:style-name="P18">Providers: <text:span text:style-name="T21">Memory, Redis</text:span></text:p>
            </text:list-item>
          </text:list>
        </text:list-item>
        <text:list-item>
          <text:p text:style-name="P16"><text:span text:style-name="T20">Author of their S</text:span><text:span text:style-name="T12">treaming REST </text:span><text:span text:style-name="T20">C</text:span><text:span text:style-name="T12">lient </text:span><text:span text:style-name="T20">Platform Library – </text:span><text:span text:style-name="T24">Unlimited transfer size.</text:span></text:p>
        </text:list-item>
        <text:list-item>
          <text:p text:style-name="P19">Features: <text:span text:style-name="T25">Reactive eXtensions, REST and command-line inbound adapters, REST, JPA, r2dbc Spring Data, JSON serialization/deserialization, filesystem storage, and other outbound adapters</text:span>.</text:p>
        </text:list-item>
        <text:list-item>
          <text:p text:style-name="P20"><text:span text:style-name="T9">Technologies: AWS, </text:span><text:span text:style-name="T26">S3, Kubernetes</text:span><text:span text:style-name="T9">, </text:span><text:span text:style-name="T26">Lombok, </text:span><text:span text:style-name="T27">i</text:span><text:span text:style-name="T9">mmutables.org, REST, JSON + FasterXML Jackson, HttpClient, Java </text:span><text:span text:style-name="T26">2</text:span><text:span text:style-name="T9">1, </text:span><text:span text:style-name="T26">Junit</text:span><text:span text:style-name="T9">, Maven.</text:span></text:p>
        </text:list-item>
      </text:list>
      <text:p text:style-name="P15"><text:soft-page-break/></text:p>
      <text:section text:style-name="Sect1" text:name="Section1">
        <text:p text:style-name="P21">Amtrak, Denver, CO</text:p>
        <text:p text:style-name="P22">2/2023 <text:span text:style-name="T14">– 4/2024</text:span></text:p>
      </text:section>
      <text:p text:style-name="P23"><text:span text:style-name="T18">Senior Software </text:span><text:span text:style-name="T19">Developer</text:span></text:p>
      <text:list text:continue-numbering="true" text:style-name="L5">
        <text:list-item>
          <text:p text:style-name="P24">Primary code / author (30k+ lines of code) of their AWS rewrite of their entire outbound email system for customer purchases including trip information and sales receipts. Sales receipts and trip information listings for all Amtrak trips, with add-ons, and purchase types, across all Amtrak stations, passenger classes, and third-party carriers.</text:p>
        </text:list-item>
        <text:list-item>
          <text:p text:style-name="P25">Features included the handling of and processing scale for all Amtrak customer purchases, the publishing of business metric, system metric for observability, error / failure alerting, meaningful trace, debug, info, warn, and error logging with security and PII protection.</text:p>
        </text:list-item>
        <text:list-item>
          <text:p text:style-name="P26"><text:span text:style-name="T9">Technologies included AWS (Cloud Formation, Lambda, Event Bridge, SQS, S3), </text:span><text:span text:style-name="T27">i</text:span><text:span text:style-name="T9">mmutables.org Java Beans, REST, JSON + FasterXML Jackson, HttpClient, environment specific configuration, environment variables, Java 11, Maven.</text:span></text:p>
        </text:list-item>
      </text:list>
      <text:p text:style-name="P3"/>
      <text:section text:style-name="Sect1" text:name="Section2">
        <text:p text:style-name="P27"><text:span text:style-name="T28">G</text:span><text:span text:style-name="T29">HX</text:span><text:span text:style-name="T28">, </text:span><text:span text:style-name="T30">Louisville</text:span><text:span text:style-name="T28">, CO</text:span></text:p>
        <text:p text:style-name="P28">6/2022 – 1/2023</text:p>
      </text:section>
      <text:p text:style-name="P2">Senior Software Engineer</text:p>
      <text:list text:style-name="L6">
        <text:list-item>
          <text:p text:style-name="P29">Lead team authoring software connecting hospital ERP and medical equipment purchasing systems to GHX.</text:p>
        </text:list-item>
        <text:list-item>
          <text:p text:style-name="P29">Used AWS, EC2, SQS, S3, and Lambdas, Java, Oracle.</text:p>
        </text:list-item>
        <text:list-item>
          <text:p text:style-name="P29">Web Services, FTP, sFTP, HTTP(S), JSON serialization/deserialization, SQL.</text:p>
        </text:list-item>
        <text:list-item>
          <text:p text:style-name="P29">Deployed in 100’s of customer data centers, two-week release cadence w/ prod deploys.</text:p>
        </text:list-item>
      </text:list>
      <text:p text:style-name="P3"/>
      <text:p text:style-name="P2"/>
      <text:section text:style-name="Sect1" text:name="Section3">
        <text:p text:style-name="P11"><text:span text:style-name="T28">PayPal, </text:span><text:span text:style-name="T30">Denver</text:span><text:span text:style-name="T28">, CO</text:span></text:p>
        <text:p text:style-name="P28">2/2020 – 5/2022</text:p>
      </text:section>
      <text:p text:style-name="P2">Software Developer</text:p>
      <text:list text:style-name="L7">
        <text:list-item>
          <text:p text:style-name="P30">Implemented direct deposit signup services in Spring Boot, <text:span text:style-name="T2">AWS</text:span>.</text:p>
        </text:list-item>
        <text:list-item>
          <text:p text:style-name="P30">Implemented account bank migrations, bank change, for all PayPal accounts in Spring Batch.</text:p>
        </text:list-item>
        <text:list-item>
          <text:p text:style-name="P30">Maintained and implemented feature enhancements to a batch merchant report generation system.</text:p>
        </text:list-item>
      </text:list>
      <text:p text:style-name="P3"/>
      <text:section text:style-name="Sect1" text:name="Section4">
        <text:p text:style-name="P31">Arris/Commscope, Denver, CO</text:p>
        <text:p text:style-name="P28">1/2019 – 10/2019</text:p>
      </text:section>
      <text:p text:style-name="P2">Software Engineer</text:p>
      <text:list text:style-name="L8">
        <text:list-item>
          <text:p text:style-name="P32">Updated the video catalog and merchandising backend originally authored by Motorola for Bouygues Telecom, France.</text:p>
        </text:list-item>
        <text:list-item>
          <text:p text:style-name="P32">Used Java EE, WildFly, GlassFish, WebSphere, REST, Wiremock, Mockito, Postman, Wireshark.</text:p>
        </text:list-item>
      </text:list>
      <text:p text:style-name="P3"/>
      <text:section text:style-name="Sect1" text:name="Section5">
        <text:p text:style-name="P31">Comcast, Corp., Denver CO</text:p>
        <text:p text:style-name="P28">1/2018 – 4/2018</text:p>
      </text:section>
      <text:p text:style-name="P2">Software Engineer</text:p>
      <text:list text:style-name="L9">
        <text:list-item>
          <text:p text:style-name="P33">Updated one Java system to Docker/Kubernetes, Java 11, Cucumber, Reactive Extensions, <text:span text:style-name="T2">AWS, </text:span>Git.</text:p>
        </text:list-item>
      </text:list>
      <text:p text:style-name="P3"/>
      <text:section text:style-name="Sect1" text:name="Section6">
        <text:p text:style-name="P31">Charter Communications, Denver, CO</text:p>
        <text:p text:style-name="P28">1/2016 – 12/2017</text:p>
      </text:section>
      <text:p text:style-name="P2">Software Engineer</text:p>
      <text:list text:style-name="L10">
        <text:list-item>
          <text:p text:style-name="P34">Maintained 100+ Java micro-services, added new micro-services all in Amazon Web Services.</text:p>
        </text:list-item>
        <text:list-item>
          <text:p text:style-name="P34">Used Linux, Netflix OSS, Cassandra NoSQL, Reactive Extensions, Java 8, <text:span text:style-name="T2">AWS</text:span>, SQS, SNS, S3, EC2, Active MQ, Mongo, Git, Spring.</text:p>
        </text:list-item>
      </text:list>
      <text:p text:style-name="P2"/>
      <text:section text:style-name="Sect1" text:name="Section7">
        <text:p text:style-name="P31">Comcast, Corp., Denver, CO</text:p>
        <text:p text:style-name="P28">9/2014 – 2/2015</text:p>
      </text:section>
      <text:p text:style-name="P2">Software Engineer</text:p>
      <text:list text:style-name="L11">
        <text:list-item>
          <text:p text:style-name="P35">Designed and built “RxJDBC,” a Reactive Extension, RabbitMQ Message Oriented Middleware (MOM) front to an Oracle database as part of the Resiliency Project, Java, Git.</text:p>
        </text:list-item>
      </text:list>
      <text:p text:style-name="P3"/>
      <text:section text:style-name="Sect1" text:name="Section8">
        <text:p text:style-name="P31">Tendril, Inc., Boulder, CO</text:p>
        <text:p text:style-name="P28">2/2014 – 5/2014</text:p>
      </text:section>
      <text:p text:style-name="P2">Software Engineer</text:p>
      <text:list text:style-name="L12">
        <text:list-item>
          <text:p text:style-name="P36">Back-end dev-ops programmer on SOA Finagle+Protobuf+Cloud Java/Scala micro-services.</text:p>
        </text:list-item>
        <text:list-item>
          <text:p text:style-name="P36">Used Atlassian, Cucumber BDD, PostgreSQL, Hadoop, Hibernate, Scala, Intelli-J IDEA, Git.</text:p>
        </text:list-item>
      </text:list>
      <text:p text:style-name="P3"/>
      <text:section text:style-name="Sect1" text:name="Section9">
        <text:p text:style-name="P31">JDA Software Group, Inc. Denver, CO</text:p>
        <text:p text:style-name="P28">2/2010 – 12/2013</text:p>
      </text:section>
      <text:p text:style-name="P2">Senior Software Engineer</text:p>
      <text:list text:style-name="L13">
        <text:list-item>
          <text:p text:style-name="P37">Project Lead for integration of iOS, Android mobile task system with legacy web-based system </text:p>
        </text:list-item>
        <text:list-item>
          <text:p text:style-name="P37">Tasks roughly is E-mail messages enhanced for distributing and tracking business actions. </text:p>
        </text:list-item>
        <text:list-item>
          <text:p text:style-name="P37">Customers include Fortune-500 companies. Scalability, performance was significant. </text:p>
        </text:list-item>
        <text:list-item>
          <text:p text:style-name="P37">Technologies: OSGi, Gradle, Git, and SQL Server, Git, Mercurial, Subversion, <text:span text:style-name="T2">AWS</text:span>.</text:p>
        </text:list-item>
        <text:list-item>
          <text:p text:style-name="P37"><text:soft-page-break/>Extended and maintained legacy J2EE web-based task management system.</text:p>
        </text:list-item>
      </text:list>
      <text:p text:style-name="P3"/>
      <text:section text:style-name="Sect1" text:name="Section10">
        <text:p text:style-name="P11"><text:span text:style-name="T28">Independent Consultant, Denver, </text:span><text:span text:style-name="T31">CO</text:span></text:p>
        <text:p text:style-name="P28">1/2008 – 12/2009</text:p>
      </text:section>
      <text:p text:style-name="P38">Software Developer</text:p>
      <text:list text:style-name="L14">
        <text:list-item>
          <text:p text:style-name="P39">Extended and maintained a JEE merchandise inventory system </text:p>
        </text:list-item>
        <text:list-item>
          <text:p text:style-name="P39">Used MySQL DB, Java, Spring.</text:p>
        </text:list-item>
        <text:list-item>
          <text:p text:style-name="P39">Customers included Bell South, e-Bay, Frontier Airlines, AmDocs, Etilize, Skyway</text:p>
        </text:list-item>
      </text:list>
      <text:p text:style-name="P3"/>
      <text:section text:style-name="Sect1" text:name="Section11">
        <text:p text:style-name="P31">Evolution Hosting, Inc. Louisville, CO</text:p>
        <text:p text:style-name="P28">2/2007 – 12/2007</text:p>
      </text:section>
      <text:p text:style-name="P2">Chief Operation Officer</text:p>
      <text:list text:style-name="L15">
        <text:list-item>
          <text:p text:style-name="P40"><text:span text:style-name="T9">Via</text:span><text:span text:style-name="T32">s</text:span><text:span text:style-name="T9">est data center Linux servers for J2EE applications with Java management software.</text:span></text:p>
        </text:list-item>
        <text:list-item>
          <text:p text:style-name="P41">Customers included Crocks, Wells Fargo, Hunter Douglass, among others.</text:p>
        </text:list-item>
        <text:list-item>
          <text:p text:style-name="P41">Used J2EE, Linux, VMware, Xen (Linux virtual machines), Amazon Web Services, MySQL</text:p>
        </text:list-item>
      </text:list>
      <text:p text:style-name="P3"/>
      <text:section text:style-name="Sect1" text:name="Section12">
        <text:p text:style-name="P31">Independent Consultant, Denver, CO </text:p>
        <text:p text:style-name="P28">2/2004 – 1/2007</text:p>
      </text:section>
      <text:p text:style-name="P38">Software Developer</text:p>
      <text:list text:style-name="L16">
        <text:list-item>
          <text:p text:style-name="P42">Created NIO client with could reach 100 Mb/s scale message rates.</text:p>
        </text:list-item>
        <text:list-item>
          <text:p text:style-name="P42">Created new web sites, Java.</text:p>
        </text:list-item>
        <text:list-item>
          <text:p text:style-name="P42">Consulted at eBay, Frontier Airlines, Bell South, Skyway representing Sun Microsystems, Inc.</text:p>
        </text:list-item>
      </text:list>
      <text:p text:style-name="P3"/>
      <text:p text:style-name="P2"/>
      <text:section text:style-name="Sect1" text:name="Section13">
        <text:p text:style-name="P11"><text:span text:style-name="T28">Packexpo, Inc. </text:span><text:span text:style-name="T31">Fairfax</text:span><text:span text:style-name="T28">, VA</text:span></text:p>
        <text:p text:style-name="P28">2/2002 – 2/2004</text:p>
      </text:section>
      <text:p text:style-name="P2">Software Architect</text:p>
      <text:list text:style-name="L17">
        <text:list-item>
          <text:p text:style-name="P43">Created a reporting system for packaging advertising services.</text:p>
        </text:list-item>
        <text:list-item>
          <text:p text:style-name="P43">Maintained packaging advertising web site.</text:p>
        </text:list-item>
        <text:list-item>
          <text:p text:style-name="P43">Technologies: J-Boss, Linux, MySQL, Intelli-J, BeanShell, JSP, Lzop'ed data stream for large DB backups over NFS mounts, Java, Groovy.</text:p>
        </text:list-item>
      </text:list>
      <text:p text:style-name="P3"/>
      <text:section text:style-name="Sect1" text:name="Section14">
        <text:p text:style-name="P31">Sun Microsystems, Inc. Broomfield, CO</text:p>
        <text:p text:style-name="P28">2/1999 – 1/2002</text:p>
      </text:section>
      <text:p text:style-name="P2">Java Consulting</text:p>
      <text:list text:style-name="L18">
        <text:list-item>
          <text:p text:style-name="P44">Represented Sun for RUP, UP, SunTone, OOA&amp;D mentoring and J2EE coding, Java, SCCS, Teamware, RCS, Solaris, Java.</text:p>
        </text:list-item>
        <text:list-item>
          <text:p text:style-name="P44">Consulted at Citigroup, Vanguard Fiduciary Trust, Credit Suisse.</text:p>
        </text:list-item>
        <text:list-item>
          <text:p text:style-name="P44">Performed an Architecture Assessment recommending SOA and JEE which later was followed as advised.</text:p>
        </text:list-item>
      </text:list>
      <text:p text:style-name="P3"/>
      <text:section text:style-name="Sect1" text:name="Section15">
        <text:p text:style-name="P31">Sun Microsystems, Inc. Broomfield, CO</text:p>
        <text:p text:style-name="P28">4/1998 – 1/1999</text:p>
      </text:section>
      <text:p text:style-name="P2">Java Developer</text:p>
      <text:list text:style-name="L19">
        <text:list-item>
          <text:p text:style-name="P45">Created web-based and Swing computer assisted training systems.</text:p>
        </text:list-item>
        <text:list-item>
          <text:p text:style-name="P45">Improved the performance of our custom pseudo-recursive-descent parser template engine by adding caching of parser </text:p>
        </text:list-item>
        <text:list-item>
          <text:p text:style-name="P45">results and by altering the parsing algorithm.</text:p>
        </text:list-item>
      </text:list>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Helvetica Neue" svg:font-family="'Helvetica Neue'"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2pt" fo:language="en" fo:country="US" style:letter-kerning="true" style:font-name-asian="Aptos1"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Aptos" fo:font-size="12pt" fo:language="en" fo:country="US" style:letter-kerning="true" style:font-name-asian="Aptos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left" style:justify-single-word="false" fo:orphans="2" fo:widows="2" style:writing-mode="lr-tb"/>
      <style:text-properties style:font-name-asian="Aptos1" style:font-family-asian="Aptos" style:font-family-generic-asian="system" style:font-pitch-asian="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No_20_Spacing" style:display-name="No Spacing" style:family="paragraph">
      <style:paragraph-properties fo:margin-top="0in" fo:margin-bottom="0in" style:contextual-spacing="false" fo:line-height="100%" fo:text-align="left" style:justify-single-word="false" fo:orphans="2" fo:widows="2" style:writing-mode="lr-tb"/>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text-properties style:font-name="Calibri" fo:font-family="Calibri" style:font-family-generic="roman" style:font-pitch="variable" fo:font-size="11pt" style:font-size-asian="11pt" style:font-name-complex="Calibri1" style:font-family-complex="Calibri" style:font-family-generic-complex="system" style:font-pitch-complex="variable"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Radit, Husna</meta:initial-creator>
    <dc:creator>Tiffany Timbric</dc:creator>
    <meta:editing-cycles>228</meta:editing-cycles>
    <meta:creation-date>2024-09-27T20:47:00</meta:creation-date>
    <dc:date>2026-04-01T09:49:21.737201000</dc:date>
    <meta:editing-duration>PT2H46M12S</meta:editing-duration>
    <meta:generator>LibreOffice/26.2.2.2$MacOSX_X86_64 LibreOffice_project/1f77d10d6938fd34972958f64b2bcfa54f8b1ba5</meta:generator>
    <meta:print-date>2024-09-27T17:15:29.052588794</meta:print-date>
    <meta:printed-by>PDF files: Tiffany Timbric</meta:printed-by>
    <meta:document-statistic meta:table-count="0" meta:image-count="0" meta:object-count="0" meta:page-count="3" meta:paragraph-count="125" meta:word-count="1122" meta:character-count="8056" meta:non-whitespace-character-count="7099"/>
    <meta:user-defined meta:name="AppVersion">16.0000</meta:user-defined>
    <meta:template xlink:type="simple" xlink:actuate="onRequest" xlink:title="Normal.dotm" xlink:href=""/>
  </office:meta>
</office:document-meta>
</file>